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U1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2</text:p>
          </table:table-cell>
          <table:table-cell office:value-type="float" office:value="2.8629441624365484" table:formula="of:=([.B1]*[.B3])/([.B2]+[.B3])" table:style-name="ce1">
            <text:p>2,862944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23" table:style-name="ce1">
            <text:p>1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ef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nts</text:p>
          </table:table-cell>
          <table:table-cell office:value-type="float" office:value="610" table:style-name="ce1">
            <text:p>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2(counts)</text:p>
          </table:table-cell>
          <table:table-cell office:value-type="float" office:value="12.496620286599697" table:formula="of:=([.B7]*[.B6]*([.B2]+[.B3]))/([.B5]*[.B3])" table:style-name="ce1">
            <text:p>12,4966202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49280" table:formula="of:=[.B7]*2048" table:style-name="ce1">
            <text:p>1249280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0.05" table:style-name="ce1">
            <text:p>0,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23" table:style-name="ce1">
            <text:p>1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ef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1.9550342130987288E-3" table:formula="of:=([.B16]*[.B15])/([.B14]*[.B12]*[.B13])" table:style-name="ce1">
            <text:p>0,001955034</text:p>
          </table:table-cell>
          <table:table-cell office:value-type="float" office:value="195.50342130987289" table:formula="of:=[.B17]*100000" table:style-name="ce1">
            <text:p>195,5034213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timer0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Fosc</text:p>
          </table:table-cell>
          <table:table-cell office:value-type="float" office:value="4000000" table:style-name="ce2">
            <text:p>4,00E+006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c/4</text:p>
          </table:table-cell>
          <table:table-cell office:value-type="float" office:value="1000000" table:formula="of:=[.B1]/4" table:style-name="ce1">
            <text:p>1000000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c</text:p>
          </table:table-cell>
          <table:table-cell office:value-type="float" office:value="128" table:style-name="ce1">
            <text:p>12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7812.5" table:formula="of:=[.B2]/[.B3]" table:style-name="ce1">
            <text:p>7812,5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s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7812.5" table:formula="of:=[.B4]/[.B5]" table:style-name="ce1">
            <text:p>7812,5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s</text:p>
          </table:table-cell>
          <table:table-cell office:value-type="float" office:value="256" table:style-name="ce1">
            <text:p>2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max</text:p>
          </table:table-cell>
          <table:table-cell office:value-type="float" office:value="3.2767999999999999E-2" table:formula="of:=[.B7]/[.B6]" table:style-name="ce1">
            <text:p>0,032768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quired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MR0</text:p>
          </table:table-cell>
          <table:table-cell office:value-type="float" office:value="177.875" table:formula="of:=256-[.B9]*[.B6]" table:style-name="ce1">
            <text:p>177,8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tual</text:p>
          </table:table-cell>
          <table:table-cell office:value-type="float" office:value="1.0111999999999999E-2" table:formula="of:=([.B7]-INT([.B10]))/[.B6]" table:style-name="ce1">
            <text:p>0,010112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timer1" table:style-name="ta2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Fosc</text:p>
          </table:table-cell>
          <table:table-cell office:value-type="float" office:value="4000000" table:style-name="ce2">
            <text:p>4,00E+006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c/4</text:p>
          </table:table-cell>
          <table:table-cell office:value-type="float" office:value="1000000" table:formula="of:=[.B1]/4" table:style-name="ce1">
            <text:p>1000000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c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25000" table:formula="of:=[.B2]/[.B3]" table:style-name="ce1">
            <text:p>125000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s</text:p>
          </table:table-cell>
          <table:table-cell office:value-type="float" office:value="65535" table:style-name="ce1">
            <text:p>655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max</text:p>
          </table:table-cell>
          <table:table-cell office:value-type="float" office:value="0.52427999999999997" table:formula="of:=[.B5]/[.B4]" table:style-name="ce1">
            <text:p>0,52428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quired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MR1</text:p>
          </table:table-cell>
          <table:table-cell office:value-type="float" office:value="53035" table:formula="of:=[.B5]-[.B7]*[.B4]" table:style-name="ce1">
            <text:p>53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tual</text:p>
          </table:table-cell>
          <table:table-cell office:value-type="float" office:value="0.1" table:formula="of:=([.B5]-INT([.B8]))/[.B4]" table:style-name="ce1">
            <text:p>0,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3</meta:generator>
    <dc:creator>André</dc:creator>
    <meta:creation-date>2019-01-01T15:56:26Z</meta:creation-date>
    <dc:date>2020-01-13T23:46:16Z</dc:date>
    <meta:editing-cycles>5</meta:editing-cycles>
    <meta:editing-duration>PT0S</meta:editing-duration>
  </office:meta>
</office:document-meta>
</file>